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fo:font-weight="bold" officeooo:rsid="00393a25" officeooo:paragraph-rsid="00393a25" style:font-weight-asian="bold" style:font-weight-complex="bold"/>
    </style:style>
    <style:style style:name="P2" style:family="paragraph" style:parent-style-name="Standard">
      <style:text-properties fo:font-weight="bold" officeooo:rsid="003a3141" officeooo:paragraph-rsid="003a3141" style:font-weight-asian="bold" style:font-weight-complex="bold"/>
    </style:style>
    <style:style style:name="P3" style:family="paragraph" style:parent-style-name="Standard">
      <style:text-properties fo:font-weight="bold" officeooo:rsid="0036d2e7" officeooo:paragraph-rsid="002dd1a1" style:font-weight-asian="bold" style:font-weight-complex="bold"/>
    </style:style>
    <style:style style:name="P4" style:family="paragraph" style:parent-style-name="Standard">
      <style:text-properties officeooo:paragraph-rsid="00393a25"/>
    </style:style>
    <style:style style:name="P5" style:family="paragraph" style:parent-style-name="Standard">
      <style:text-properties officeooo:paragraph-rsid="003a3141"/>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paragraph-properties fo:margin-left="0.4925in" fo:margin-right="0in" fo:text-indent="0in" style:auto-text-indent="false"/>
      <style:text-properties officeooo:rsid="002f4b16" officeooo:paragraph-rsid="002f4b16"/>
    </style:style>
    <style:style style:name="P9" style:family="paragraph" style:parent-style-name="Text_20_body">
      <style:paragraph-properties fo:margin-left="0.4925in" fo:margin-right="0in" fo:text-indent="0in" style:auto-text-indent="false"/>
      <style:text-properties officeooo:rsid="002f4b16" officeooo:paragraph-rsid="00393a25"/>
    </style:style>
    <style:style style:name="P10" style:family="paragraph" style:parent-style-name="Text_20_body">
      <style:paragraph-properties fo:margin-left="0.4925in" fo:margin-right="0in" fo:text-indent="0in" style:auto-text-indent="false"/>
      <style:text-properties officeooo:rsid="002f4b16" officeooo:paragraph-rsid="00394c53"/>
    </style:style>
    <style:style style:name="P11" style:family="paragraph" style:parent-style-name="Text_20_body">
      <style:paragraph-properties fo:margin-left="0.4925in" fo:margin-right="0in" fo:text-indent="0in" style:auto-text-indent="false"/>
      <style:text-properties officeooo:rsid="002f4b16" officeooo:paragraph-rsid="003a3141"/>
    </style:style>
    <style:style style:name="P12" style:family="paragraph" style:parent-style-name="Text_20_body">
      <style:paragraph-properties fo:margin-left="0.4925in" fo:margin-right="0in" fo:text-indent="0in" style:auto-text-indent="false"/>
      <style:text-properties fo:font-weight="bold" officeooo:rsid="002f4b16" officeooo:paragraph-rsid="00393a25" style:font-weight-asian="bold" style:font-weight-complex="bold"/>
    </style:style>
    <style:style style:name="P13" style:family="paragraph" style:parent-style-name="Text_20_body">
      <style:paragraph-properties fo:margin-left="0.9846in" fo:margin-right="0in" fo:text-indent="0in" style:auto-text-indent="false"/>
      <style:text-properties officeooo:paragraph-rsid="0036d2e7"/>
    </style:style>
    <style:style style:name="P14" style:family="paragraph" style:parent-style-name="Text_20_body">
      <style:paragraph-properties fo:margin-left="0.9846in" fo:margin-right="0in" fo:text-indent="0in" style:auto-text-indent="false"/>
      <style:text-properties officeooo:rsid="00393a25" officeooo:paragraph-rsid="00393a25"/>
    </style:style>
    <style:style style:name="P15" style:family="paragraph" style:parent-style-name="Text_20_body">
      <style:paragraph-properties fo:margin-left="0.9846in" fo:margin-right="0in" fo:text-indent="0in" style:auto-text-indent="false"/>
      <style:text-properties fo:font-weight="normal" officeooo:rsid="00394c53" officeooo:paragraph-rsid="00394c53" style:font-weight-asian="normal" style:font-weight-complex="normal"/>
    </style:style>
    <style:style style:name="P16" style:family="paragraph" style:parent-style-name="Text_20_body">
      <style:paragraph-properties fo:margin-left="0.9846in" fo:margin-right="0in" fo:text-indent="0in" style:auto-text-indent="false"/>
      <style:text-properties fo:font-weight="normal" officeooo:rsid="0066598e" officeooo:paragraph-rsid="003a3141" style:font-weight-asian="normal" style:font-weight-complex="normal"/>
    </style:style>
    <style:style style:name="P17" style:family="paragraph" style:parent-style-name="Text_20_body">
      <style:paragraph-properties fo:margin-left="0.9846in" fo:margin-right="0in" fo:text-indent="0in" style:auto-text-indent="false"/>
      <style:text-properties officeooo:paragraph-rsid="003a3141"/>
    </style:style>
    <style:style style:name="P18" style:family="paragraph" style:parent-style-name="Text_20_body">
      <style:paragraph-properties fo:margin-left="0in" fo:margin-right="0in" fo:text-indent="0in" style:auto-text-indent="false"/>
      <style:text-properties fo:font-weight="bold" officeooo:rsid="00393a25" officeooo:paragraph-rsid="00393a25" style:font-weight-asian="bold" style:font-weight-complex="bold"/>
    </style:style>
    <style:style style:name="P19" style:family="paragraph" style:parent-style-name="Text_20_body">
      <style:paragraph-properties fo:margin-left="0in" fo:margin-right="0in" fo:text-indent="0in" style:auto-text-indent="false"/>
      <style:text-properties fo:font-weight="bold" officeooo:rsid="00394c53" officeooo:paragraph-rsid="00394c53" style:font-weight-asian="bold" style:font-weight-complex="bold"/>
    </style:style>
    <style:style style:name="P20" style:family="paragraph" style:parent-style-name="Text_20_body">
      <style:paragraph-properties fo:margin-left="0in" fo:margin-right="0in" fo:text-indent="0in" style:auto-text-indent="false"/>
      <style:text-properties fo:font-weight="bold" officeooo:rsid="0036d2e7" officeooo:paragraph-rsid="0036d2e7" style:font-weight-asian="bold" style:font-weight-complex="bold"/>
    </style:style>
    <style:style style:name="P21" style:family="paragraph" style:parent-style-name="Heading_20_2">
      <style:paragraph-properties fo:text-align="center" style:justify-single-word="false"/>
      <style:text-properties officeooo:rsid="002dd1a1" officeooo:paragraph-rsid="00346156"/>
    </style:style>
    <style:style style:name="T1" style:family="text">
      <style:text-properties fo:font-size="18pt" style:font-size-asian="18pt" style:font-size-complex="18pt"/>
    </style:style>
    <style:style style:name="T2" style:family="text">
      <style:text-properties fo:font-size="18pt" officeooo:rsid="00346156" style:font-size-asian="18pt" style:font-size-complex="18pt"/>
    </style:style>
    <style:style style:name="T3" style:family="text">
      <style:text-properties fo:font-size="18pt" officeooo:rsid="00369ac8" style:font-size-asian="18pt" style:font-size-complex="18pt"/>
    </style:style>
    <style:style style:name="T4" style:family="text">
      <style:text-properties fo:font-size="18pt" officeooo:rsid="003cb6a1" style:font-size-asian="18pt" style:font-size-complex="18pt"/>
    </style:style>
    <style:style style:name="T5" style:family="text">
      <style:text-properties fo:font-style="italic" officeooo:rsid="0036d2e7" style:font-style-asian="italic" style:font-style-complex="italic"/>
    </style:style>
    <style:style style:name="T6" style:family="text">
      <style:text-properties fo:font-weight="normal" style:font-weight-asian="normal" style:font-weight-complex="normal"/>
    </style:style>
    <style:style style:name="T7" style:family="text">
      <style:text-properties fo:font-weight="normal" officeooo:rsid="00393a25" style:font-weight-asian="normal" style:font-weight-complex="normal"/>
    </style:style>
    <style:style style:name="T8" style:family="text">
      <style:text-properties fo:font-weight="normal" officeooo:rsid="0036d2e7" style:font-weight-asian="normal" style:font-weight-complex="normal"/>
    </style:style>
    <style:style style:name="T9" style:family="text">
      <style:text-properties officeooo:rsid="0036d2e7"/>
    </style:style>
    <style:style style:name="T10" style:family="text">
      <style:text-properties officeooo:rsid="00393a25"/>
    </style:style>
    <style:style style:name="T11" style:family="text">
      <style:text-properties officeooo:rsid="00394c53"/>
    </style:style>
    <style:style style:name="T12" style:family="text">
      <style:text-properties officeooo:rsid="003a31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2"><text:span text:style-name="T1">Supplement to </text:span><text:span text:style-name="T4">Hermetically Sealed S</text:span><text:span text:style-name="T2">ystem #</text:span><text:span text:style-name="T3">6</text:span></text:h>
      <text:p text:style-name="P6">Ask the right questions and doubt your doubts</text:p>
      <text:p text:style-name="Standard"/>
      <text:p text:style-name="P3">Honest doubts lead to increased faith.</text:p>
      <text:p text:style-name="Standard"/>
      <text:p text:style-name="P8">“<text:a xlink:type="simple" xlink:href="https://www.lds.org/youth/article/when-you-have-questions?lang=eng" text:style-name="Internet_20_link" text:visited-style-name="Visited_20_Internet_20_Link"><text:span text:style-name="T9">What do Do When You Have Questions</text:span></text:a>”. <text:span text:style-name="T9">Ensign</text:span>. <text:span text:style-name="T9">May 2012 (quoting Howard W. Hunter, Oct 1960 General Conference; Also quoted in Teachings of Presidents of the Church: Howard W. Hunter, ch 21). Emphasis added.</text:span></text:p>
      <text:p text:style-name="P13"><text:bookmark text:name="p8"/><text:span text:style-name="T9">I have sympathy for young men and young women when </text:span><text:span text:style-name="T5">honest doubts</text:span><text:span text:style-name="T9"> enter their minds and they engage in the great conflict of resolving doubts. </text:span><text:span text:style-name="T5">These doubts can be resolved, if they have an honest desire to know the truth</text:span><text:span text:style-name="T9">, by exercising moral, spiritual, and mental effort. </text:span><text:span text:style-name="T5">They will emerge from the conflict into a firmer, stronger, larger faith because of the struggle</text:span><text:span text:style-name="T9">. They have gone from a simple, trusting faith, through doubt and conflict, into a solid substantial faith which ripens into testimony.</text:span></text:p>
      <text:p text:style-name="P19">Answers given to those who don’t harden their hearts.</text:p>
      <text:p text:style-name="P10">“<text:a xlink:type="simple" xlink:href="https://www.lds.org/broadcasts/article/satellite-training-broadcast/2012/08/a-pattern-for-learning-spiritual-things?lang=eng" text:style-name="Internet_20_link" text:visited-style-name="Visited_20_Internet_20_Link"><text:span text:style-name="T11">A Pattern for Learning Spiritual Things</text:span></text:a>”. <text:span text:style-name="T11">Seminaries and Institutes of Religion Satellite Broadcast</text:span>. <text:span text:style-name="T11">August 7, 2012 (quoted in Lesson 10: Seek Truth, Foundations of the Restoration Teacher Manual).</text:span></text:p>
      <text:p text:style-name="P15"><text:bookmark text:name="p82"/>Answers to spiritual questions are given to individuals who don’t harden their hearts; who ask in faith, believing they will receive; and who diligently keep the commandments.</text:p>
      <text:p text:style-name="P20">Ask the right kind of questions.</text:p>
      <text:p text:style-name="P11">“<text:a xlink:type="simple" xlink:href="http://www.byui.edu/devotionals/sheri-dew" text:style-name="Internet_20_link" text:visited-style-name="Visited_20_Internet_20_Link"><text:span text:style-name="T12">Will You Engage in the Wrestle?</text:span></text:a>”. <text:span text:style-name="T12">Sheri Dew. BYU Idaho Devotional.</text:span></text:p>
      <text:p text:style-name="P16"><text:bookmark text:name="p83"/>As seekers of truth, our safety lies in asking the right questions, in faith, and of the right sources—meaning those who only speak truth: such as the scriptures, prophets, and the Lord through the Holy Ghost.</text:p>
      <text:p text:style-name="P7">“<text:a xlink:type="simple" xlink:href="https://www.lds.org/youth/article/when-you-have-questions?lang=eng" text:style-name="Internet_20_link" text:visited-style-name="Visited_20_Internet_20_Link"><text:span text:style-name="T9">What to Do When You Have Questions</text:span></text:a><text:span text:style-name="T9">.” <text:s/>Youth article on lds.org (visited 2017-01-31).</text:span></text:p>
      <text:p text:style-name="P13">There are basically two different ways we can approach our questions. For our purposes here, we’ll distinguish between these <text:soft-page-break/>approaches by labeling them <text:span text:style-name="Emphasis">questioning</text:span> and <text:span text:style-name="Emphasis">asking questions.</text:span> When it comes to matters of faith, there can be a pretty big difference between the two. The difference has to do with how and why you’re asking the questions, what you hope to gain from them, and where they’ll eventually lead you.</text:p>
      <text:p text:style-name="P13"><text:span text:style-name="Emphasis">Questioning,</text:span> here, refers to challenging, disputing, or picking something apart. When it comes to religion, the result of this approach is often not to find answers but rather to find fault and destroy confidence.</text:p>
      <text:p text:style-name="P13">On the other hand, in religion, just as in science or anything else worth studying, it’s absolutely essential to <text:span text:style-name="Emphasis">ask questions,</text:span> even difficult ones. It’s the only way you’ll get answers. And answers mean greater knowledge and understanding—and in the case of religion, greater faith and spirituality.</text:p>
      <text:p text:style-name="P13">So, your attitude and your motive in asking a question can make all the difference in where it will eventually lead you. For instance, if you’re studying the scriptures and come across a passage that seems to contradict a Church teaching or a scientific or historical fact, there’s a big difference between asking “How could the scriptures (or the Church) possibly be true if … ?” and asking “What’s the full context of this passage and what does it mean in light of … ?” The first question may lead you to a hastily drawn conclusion based on skepticism and doubt rather than actual knowledge or logic, whereas the second is more likely to lead you to greater insight and faith.</text:p>
      <text:p text:style-name="P1">Sincere questions lead to greater faith.</text:p>
      <text:p text:style-name="P4"/>
      <text:p text:style-name="P9">“<text:a xlink:type="simple" xlink:href="https://www.lds.org/ensign/2015/03/when-doubts-and-questions-arise?lang=eng" text:style-name="Internet_20_link" text:visited-style-name="Visited_20_Internet_20_Link"><text:span text:style-name="T10">When Doubts and Questions Arise</text:span></text:a>”. <text:span text:style-name="T9">Ensign</text:span>. <text:span text:style-name="T10">March 2015.</text:span></text:p>
      <text:p text:style-name="P14"><text:bookmark text:name="p81"/>Questions, when asked with a sincere desire to increase one’s understanding and faith, are to be encouraged...</text:p>
      <text:p text:style-name="P14">Sincere questions are those asked with the “real intent” (Moroni 10:4) to better understand and more fully obey the will of the Lord... <text:s/>There is no suggestion in the scriptures or the teachings of the prophets that encourages doubt.</text:p>
      <text:p text:style-name="P18">Doubts occur because you are sinning.</text:p>
      <text:p text:style-name="P12"><text:span text:style-name="T6">“</text:span><text:a xlink:type="simple" xlink:href="https://www.lds.org/ensign/2015/03/when-doubts-and-questions-arise?lang=eng" text:style-name="Internet_20_link" text:visited-style-name="Visited_20_Internet_20_Link"><text:span text:style-name="T7">When Doubts and Questions Arise</text:span></text:a><text:span text:style-name="T6">”. </text:span><text:span text:style-name="T8">Ensign</text:span><text:span text:style-name="T6">. </text:span><text:span text:style-name="T7">March 2015.</text:span></text:p>
      <text:p text:style-name="P14"><text:soft-page-break/>As doubts arise, it may be useful to honestly ask yourself, Is there something I am doing or desiring that is contrary to the gospel? If you answer yes, seek help from your bishop.</text:p>
      <text:p text:style-name="P14">Letting your doubts justify your sins is never a successful substitute for repenting.</text:p>
      <text:p text:style-name="P2">Doubt your doubts</text:p>
      <text:p text:style-name="P5"/>
      <text:p text:style-name="P11">“<text:a xlink:type="simple" xlink:href="https://www.lds.org/general-conference/2013/10/come-join-with-us?lang=eng" text:style-name="Internet_20_link" text:visited-style-name="Visited_20_Internet_20_Link"><text:span text:style-name="T12">Come, Join with Us</text:span></text:a>”. <text:span text:style-name="T12">Dieter F. Uchtdorf. Oct 2013 General Conference. </text:span></text:p>
      <text:p text:style-name="P17">… doubt your doubts before you doubt your fa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writing-mode="page"/>
      <style:text-properties fo:font-size="11pt" fo:font-style="italic" style:font-size-asian="10.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7:20:09.040277835</meta:creation-date>
    <dc:date>2017-02-01T00:19:17.215488182</dc:date>
    <meta:editing-duration>PT1H27M48S</meta:editing-duration>
    <meta:editing-cycles>36</meta:editing-cycles>
    <meta:generator>LibreOffice/5.2.5.1$Linux_X86_64 LibreOffice_project/20m0$Build-1</meta:generator>
    <meta:document-statistic meta:table-count="0" meta:image-count="0" meta:object-count="0" meta:page-count="3" meta:paragraph-count="27" meta:word-count="696" meta:character-count="4192" meta:non-whitespace-character-count="3522"/>
  </office:meta>
</office:document-meta>
</file>